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none" draw:textarea-horizontal-align="justify" draw:textarea-vertical-align="middle" draw:auto-grow-height="false" fo:min-height="1.008cm" fo:min-width="3.99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none" draw:textarea-horizontal-align="justify" draw:textarea-vertical-align="middle" draw:auto-grow-height="false" fo:min-height="1.528cm" fo:min-width="3.818cm"/>
    </style:style>
    <style:style style:name="gr6" style:family="graphic" style:parent-style-name="standard">
      <style:graphic-properties draw:fill="none" draw:textarea-horizontal-align="justify" draw:textarea-vertical-align="middle" draw:auto-grow-height="false" fo:min-height="1.148cm" fo:min-width="2.548cm"/>
    </style:style>
    <style:style style:name="gr7" style:family="graphic" style:parent-style-name="standard">
      <style:graphic-properties draw:fill="none" draw:textarea-horizontal-align="justify" draw:textarea-vertical-align="middle" draw:auto-grow-height="false" fo:min-height="2.544cm" fo:min-width="5.596cm"/>
    </style:style>
    <style:style style:name="gr8" style:family="graphic" style:parent-style-name="standard">
      <style:graphic-properties draw:fill="none" draw:textarea-horizontal-align="justify" draw:textarea-vertical-align="middle" draw:auto-grow-height="false" fo:min-height="2.29cm" fo:min-width="3.564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fill="none" draw:textarea-horizontal-align="justify" draw:textarea-vertical-align="middle" draw:auto-grow-height="false" fo:min-height="1.563cm" fo:min-width="1.16cm" fo:wrap-option="no-wrap"/>
    </style:style>
    <style:style style:name="gr11" style:family="graphic" style:parent-style-name="standard">
      <style:graphic-properties draw:fill="none" draw:textarea-horizontal-align="justify" draw:textarea-vertical-align="middle" draw:auto-grow-height="false" fo:min-height="1.092cm" fo:min-width="2.803cm"/>
    </style:style>
    <style:style style:name="gr12" style:family="graphic" style:parent-style-name="standard">
      <style:graphic-properties draw:fill="none" draw:textarea-horizontal-align="justify" draw:textarea-vertical-align="middle" draw:auto-grow-height="false" fo:min-height="1.726cm" fo:min-width="3.452cm"/>
    </style:style>
    <style:style style:name="gr13" style:family="graphic" style:parent-style-name="standard">
      <style:graphic-properties draw:fill="none" draw:textarea-horizontal-align="justify" draw:textarea-vertical-align="middle" draw:auto-grow-height="false" fo:min-height="0.766cm" fo:min-width="2.80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36pt" style:font-size-asian="36pt" style:font-size-complex="36pt"/>
    </style:style>
    <style:style style:name="P3" style:family="paragraph">
      <loext:graphic-properties draw:fill="none" draw:fill-color="#ffffff"/>
      <style:text-properties fo:font-size="36pt" style:font-size-asian="36pt" style:font-size-complex="36pt"/>
    </style:style>
    <style:style style:name="P4" style:family="paragraph">
      <style:text-properties fo:font-size="18pt" style:font-size-asian="18pt" style:font-size-complex="18pt"/>
    </style:style>
    <style:style style:name="P5" style:family="paragraph">
      <loext:graphic-properties draw:fill="none" draw:fill-color="#ffffff"/>
      <style:text-properties fo:font-size="18pt" style:font-size-asian="18pt" style:font-size-complex="18pt"/>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none"/>
      <style:paragraph-properties fo:text-align="center"/>
      <style:text-properties fo:font-size="28pt" style:font-size-asian="28pt" style:font-size-complex="28pt"/>
    </style:style>
    <style:style style:name="P9" style:family="paragraph">
      <loext:graphic-properties draw:fill="none"/>
      <style:paragraph-properties fo:text-align="center"/>
    </style:style>
    <style:style style:name="P10" style:family="paragraph">
      <style:paragraph-properties fo:text-align="center"/>
      <style:text-properties fo:font-size="20pt" style:font-size-asian="20pt" style:font-size-complex="20pt"/>
    </style:style>
    <style:style style:name="P11" style:family="paragraph">
      <loext:graphic-properties draw:fill="none"/>
      <style:paragraph-properties fo:text-align="center"/>
      <style:text-properties fo:font-size="20pt" style:font-size-asian="20pt" style:font-size-complex="20pt"/>
    </style:style>
    <style:style style:name="P12" style:family="paragraph">
      <style:text-properties fo:font-size="40pt" style:font-size-asian="40pt" style:font-size-complex="40pt"/>
    </style:style>
    <style:style style:name="P13" style:family="paragraph">
      <loext:graphic-properties draw:fill="none" draw:fill-color="#ffffff"/>
      <style:text-properties fo:font-size="40pt" style:font-size-asian="40pt" style:font-size-complex="40p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18pt" style:font-size-asian="18pt" style:font-size-complex="18pt"/>
    </style:style>
    <style:style style:name="T4" style:family="text">
      <style:text-properties fo:font-size="32pt" style:font-size-asian="32pt" style:font-size-complex="32pt"/>
    </style:style>
    <style:style style:name="T5" style:family="text">
      <style:text-properties fo:font-size="40pt" style:font-size-asian="40pt" style:font-size-complex="40pt"/>
    </style:style>
    <style:style style:name="T6" style:family="text">
      <style:text-properties fo:font-size="28pt" style:font-size-asian="28pt" style:font-size-complex="28pt"/>
    </style:style>
    <style:style style:name="T7" style:family="text">
      <style:text-properties fo:font-size="20pt" style:font-size-asian="20pt" style:font-size-complex="20pt"/>
    </style:style>
    <style:style style:name="T8"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ackathon @2016<text:line-break/>IIIT- Vadodara </text:p>
          </draw:text-box>
        </draw:frame>
        <draw:frame presentation:style-name="pr2" draw:text-style-name="P1" draw:layer="layout" svg:width="25.199cm" svg:height="12.179cm" svg:x="1.356cm" svg:y="4.871cm" presentation:class="subtitle" presentation:user-transformed="true">
          <draw:text-box>
            <text:p><text:span text:style-name="T1">Common Chatting Web Application</text:span></text:p>
            <text:p>Group-20</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3" draw:layer="layout" svg:width="25.908cm" svg:height="1.673cm" svg:x="1.27cm" svg:y="0.762cm">
          <draw:text-box>
            <text:p text:style-name="P2"><text:span text:style-name="T2">What is Common Chatting Web Application ?</text:span></text:p>
          </draw:text-box>
        </draw:frame>
        <draw:frame draw:style-name="gr2" draw:text-style-name="P5" draw:layer="layout" svg:width="26.162cm" svg:height="8.072cm" svg:x="1.524cm" svg:y="3.81cm">
          <draw:text-box>
            <text:p text:style-name="P4"><text:span text:style-name="T2">This is <text:s/>online website <text:s text:c="2"/>based on Gmail API where we can collaborate and share official information. </text:span></text:p>
            <text:p text:style-name="P4"><text:span text:style-name="T2">This can be useful for <text:s/>academic , commercial, Community etc</text:span><text:span text:style-name="T3">.</text:span></text:p>
            <text:p text:style-name="P4"><text:span text:style-name="T3"><text:s text:c="6"/></text:span></text:p>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6" draw:layer="layout" svg:width="26.162cm" svg:height="9.824cm" svg:x="0.762cm" svg:y="0.508cm">
          <draw:text-box>
            <text:p><text:span text:style-name="T4">Objective : Official communication information !! </text:span></text:p>
            <text:p><text:s/></text:p>
            <text:p><text:span text:style-name="T4"/></text:p>
            <text:p><text:span text:style-name="T4">We don't have all information of the official <text:s text:c="4"/>communication <text:s text:c="2"/>in varies medium <text:s/>like Gmail, letter, meeting etc .</text:span></text:p>
            <text:p><text:span text:style-name="T4">Which is we want to know <text:s/>and have also suggestion and <text:s/>will be helpful information.</text:span></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2" draw:text-style-name="P6" draw:layer="layout" svg:width="25.908cm" svg:height="1.991cm" svg:x="1.27cm" svg:y="1.016cm">
          <draw:text-box>
            <text:p><text:s/><text:span text:style-name="T1">How <text:s/>?</text:span></text:p>
          </draw:text-box>
        </draw:frame>
        <draw:frame draw:style-name="gr2" draw:text-style-name="P6" draw:layer="layout" svg:width="25.146cm" svg:height="15.173cm" svg:x="1.27cm" svg:y="4.064cm">
          <draw:text-box>
            <text:p><text:span text:style-name="T5">We have created a website where we can send any information to authored person and collaborate with everybody which is part an organization. </text:span></text:p>
            <text:p><text:span text:style-name="T5"/></text:p>
            <text:p><text:span text:style-name="T5">All information <text:s/>will be reside on the web server and Those <text:s/>people <text:s/>which have register on this application </text:span><text:span text:style-name="T5">can see this information.</text:span></text:p>
            <text:p><text:s text:c="4"/></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3" draw:text-style-name="P8" xml:id="id1" draw:id="id1" draw:layer="layout" svg:width="6.35cm" svg:height="1.778cm" svg:x="7.112cm" svg:y="2.286cm">
          <text:p text:style-name="P7"><text:span text:style-name="T6">use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9" draw:layer="layout" draw:type="curve" svg:x1="10.287cm" svg:y1="4.064cm" svg:x2="10.011cm" svg:y2="7.222cm" draw:start-shape="id1" draw:start-glue-point="8" svg:d="M10287 4064c0 2745-276 1166-276 3158" svg:viewBox="0 0 277 3159">
          <text:p/>
        </draw:connector>
        <draw:custom-shape draw:style-name="gr5" draw:text-style-name="P8" xml:id="id2" draw:id="id2" draw:layer="layout" svg:width="4.318cm" svg:height="1.778cm" svg:x="7.874cm" svg:y="6.858cm">
          <text:p text:style-name="P7"><text:span text:style-name="T6">Listing</text:span></text:p>
          <draw:enhanced-geometry svg:viewBox="0 0 21600 21600" draw:type="rectangle" draw:enhanced-path="M 0 0 L 21600 0 21600 21600 0 21600 0 0 Z N"/>
        </draw:custom-shape>
        <draw:connector draw:style-name="gr4" draw:text-style-name="P9" draw:layer="layout" draw:type="curve" svg:x1="10.033cm" svg:y1="8.636cm" svg:x2="11.012cm" svg:y2="11.441cm" draw:start-shape="id2" draw:start-glue-point="2" svg:d="M10033 8636c0 2479 979 1077 979 2805" svg:viewBox="0 0 980 2806">
          <text:p/>
        </draw:connector>
        <draw:custom-shape draw:style-name="gr6" draw:text-style-name="P9" xml:id="id4" draw:id="id4" draw:layer="layout" svg:width="6.096cm" svg:height="2.794cm" svg:x="8.128cm" svg:y="11.176cm">
          <text:p text:style-name="P7">Choos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1" xml:id="id5" draw:id="id5" draw:layer="layout" svg:width="6.096cm" svg:height="2.794cm" svg:x="19.558cm" svg:y="11.684cm">
          <text:p text:style-name="P10"><text:span text:style-name="T7">User2</text:span></text:p>
          <draw:enhanced-geometry svg:viewBox="0 0 21600 21600" draw:type="rectangle" draw:enhanced-path="M 0 0 L 21600 0 21600 21600 0 21600 0 0 Z N"/>
        </draw:custom-shape>
        <draw:custom-shape draw:style-name="gr8" draw:text-style-name="P9" xml:id="id3" draw:id="id3" draw:layer="layout" svg:width="4.064cm" svg:height="2.54cm" svg:x="1.778cm" svg:y="11.938cm">
          <text:p text:style-name="P7">Web server</text:p>
          <draw:enhanced-geometry svg:viewBox="0 0 21600 21600" draw:type="rectangle" draw:enhanced-path="M 0 0 L 21600 0 21600 21600 0 21600 0 0 Z N"/>
        </draw:custom-shape>
        <draw:connector draw:style-name="gr9" draw:text-style-name="P9" draw:layer="layout" draw:type="curve" svg:x1="5.842cm" svg:y1="13.208cm" svg:x2="8.128cm" svg:y2="12.573cm" draw:start-shape="id3" draw:start-glue-point="1" draw:end-shape="id4" draw:end-glue-point="5" svg:d="M5842 13208c1714 0 572-635 2286-635" svg:viewBox="0 0 2287 636">
          <text:p/>
        </draw:connector>
        <draw:connector draw:style-name="gr9" draw:text-style-name="P9" draw:layer="layout" draw:type="curve" svg:x1="14.224cm" svg:y1="12.573cm" svg:x2="19.558cm" svg:y2="13.081cm" draw:start-shape="id4" draw:start-glue-point="7" draw:end-shape="id5" draw:end-glue-point="3" svg:d="M14224 12573c4002 0 1335 508 5334 508" svg:viewBox="0 0 5335 509">
          <text:p/>
        </draw:connector>
        <draw:custom-shape draw:style-name="gr10" draw:text-style-name="P9" draw:layer="layout" svg:width="2.54cm" svg:height="2.794cm" svg:x="4.826cm" svg:y="9.652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9" xml:id="id6" draw:id="id6" draw:layer="layout" svg:width="3.302cm" svg:height="2.54cm" svg:x="5.842cm" svg:y="16.51cm">
          <text:p text:style-name="P7">Data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 draw:text-style-name="P9" draw:layer="layout" draw:type="curve" svg:x1="3.81cm" svg:y1="14.478cm" svg:x2="7.493cm" svg:y2="16.51cm" draw:start-shape="id3" draw:end-shape="id6" svg:d="M3810 14478c0 1524 3683 508 3683 2032" svg:viewBox="0 0 3684 2033">
          <text:p/>
        </draw:connector>
        <draw:custom-shape draw:style-name="gr12" draw:text-style-name="P9" xml:id="id7" draw:id="id7" draw:layer="layout" svg:width="5.588cm" svg:height="2.794cm" svg:x="20.828cm" svg:y="2.032cm">
          <text:p text:style-name="P7">Viewv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9" draw:layer="layout" draw:type="curve" svg:x1="14.224cm" svg:y1="12.573cm" svg:x2="21.646cm" svg:y2="4.417cm" draw:start-shape="id4" draw:start-glue-point="7" draw:end-shape="id7" draw:end-glue-point="7" svg:d="M14224 12573c4948 0 7422-2718 7422-8156" svg:viewBox="0 0 7423 8157">
          <text:p/>
        </draw:connector>
        <draw:frame draw:style-name="gr2" draw:text-style-name="P6" draw:layer="layout" svg:width="9.652cm" svg:height="0.962cm" svg:x="12.954cm" svg:y="18.034cm">
          <draw:text-box>
            <text:p>Figure 1.flow chart of application</text:p>
          </draw:text-box>
        </draw:frame>
        <draw:custom-shape draw:style-name="gr13" draw:text-style-name="P9" xml:id="id8" draw:id="id8" draw:layer="layout" svg:width="3.302cm" svg:height="1.016cm" svg:x="1.778cm" svg:y="4.826cm">
          <text:p text:style-name="P7">Admin </text:p>
          <draw:enhanced-geometry svg:viewBox="0 0 21600 21600" draw:type="rectangle" draw:enhanced-path="M 0 0 L 21600 0 21600 21600 0 21600 0 0 Z N"/>
        </draw:custom-shape>
        <draw:connector draw:style-name="gr4" draw:text-style-name="P9" draw:layer="layout" draw:type="curve" svg:x1="3.429cm" svg:y1="5.842cm" svg:x2="3.81cm" svg:y2="11.938cm" draw:start-shape="id8" draw:start-glue-point="2" draw:end-shape="id3" draw:end-glue-point="0" svg:d="M3429 5842c0 4572 381 1524 381 6096" svg:viewBox="0 0 382 6097">
          <text:p/>
        </draw:connector>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 draw:text-style-name="P13" draw:layer="layout" svg:width="23.876cm" svg:height="4.988cm" svg:x="1.27cm" svg:y="1.27cm">
          <draw:text-box>
            <text:p text:style-name="P12"><text:span text:style-name="T5">Projected By Team :</text:span></text:p>
            <text:p text:style-name="P12"><text:span text:style-name="T5"><text:s text:c="5"/></text:span></text:p>
            <text:p text:style-name="P12"><text:span text:style-name="T5"><text:s text:c="7"/></text:span><text:span text:style-name="T5">Hack the dot</text:span></text:p>
          </draw:text-box>
        </draw:frame>
        <draw:frame draw:style-name="gr2" draw:text-style-name="P6" draw:layer="layout" svg:width="20.574cm" svg:height="5.699cm" svg:x="10.668cm" svg:y="10.303cm">
          <draw:text-box>
            <text:p><text:span text:style-name="T5"><text:s text:c="2"/></text:span><text:span text:style-name="T5">Sandeep Kumar </text:span></text:p>
            <text:p><text:span text:style-name="T5"><text:s text:c="2"/></text:span><text:span text:style-name="T5">Jitendra Singh </text:span></text:p>
            <text:p><text:span text:style-name="T5"><text:s text:c="2"/></text:span><text:span text:style-name="T5">Ajit Kumar jain</text:span></text:p>
            <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12.179cm" svg:x="1.4cm" svg:y="4.914cm" presentation:class="outline">
          <draw:text-box>
            <text:list text:style-name="L4">
              <text:list-header>
                <text:p><text:span text:style-name="T5">Happy Hackathon</text:span></text:p>
                <text:p><text:s text:c="28"/></text:p>
                <text:p><text:s text:c="26"/><text:span text:style-name="T8"><text:s/></text:span><text:span text:style-name="T8">Thank you !!</text:span></text:p>
              </text:list-header>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3T14:35:59.100296216</meta:creation-date>
    <meta:generator>LibreOffice/4.4.6.3$Linux_X86_64 LibreOffice_project/40m0$Build-3</meta:generator>
    <dc:date>2016-03-13T18:00:44.211803712</dc:date>
    <meta:editing-duration>PT49M5S</meta:editing-duration>
    <meta:editing-cycles>3</meta:editing-cycles>
    <meta:document-statistic meta:object-count="62"/>
  </office:meta>
</office:document-meta>
</file>